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in"/>
    </style:style>
    <style:style style:name="co2" style:family="table-column">
      <style:table-column-properties fo:break-before="auto" style:column-width="3.4634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2.1898in"/>
    </style:style>
    <style:style style:name="co10" style:family="table-column">
      <style:table-column-properties fo:break-before="auto" style:column-width="3.2563in"/>
    </style:style>
    <style:style style:name="co11" style:family="table-column">
      <style:table-column-properties fo:break-before="auto" style:column-width="1.689in"/>
    </style:style>
    <style:style style:name="co12" style:family="table-column">
      <style:table-column-properties fo:break-before="auto" style:column-width="0.8402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673in"/>
    </style:style>
    <style:style style:name="co15" style:family="table-column">
      <style:table-column-properties fo:break-before="auto" style:column-width="1.6346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3.398in"/>
    </style:style>
    <style:style style:name="co18" style:family="table-column">
      <style:table-column-properties fo:break-before="auto" style:column-width="1.5366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8319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1.6563in"/>
    </style:style>
    <style:style style:name="co23" style:family="table-column">
      <style:table-column-properties fo:break-before="auto" style:column-width="0.6772in"/>
    </style:style>
    <style:style style:name="co24" style:family="table-column">
      <style:table-column-properties fo:break-before="auto" style:column-width="2.2661in"/>
    </style:style>
    <style:style style:name="co25" style:family="table-column">
      <style:table-column-properties fo:break-before="auto" style:column-width="0.81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0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style:vertical-align="middle" loext:vertical-justify="auto"/>
    </style:style>
    <style:style style:name="ce12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9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wrap-option="wrap" style:vertical-align="middle" loext:vertical-justify="auto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wrap-option="wrap" style:vertical-align="middle" loext:vertical-justify="auto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wrap-option="no-wrap"/>
    </style:style>
    <style:style style:name="ce3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wrap-option="no-wrap" style:vertical-align="middle" loext:vertical-justify="auto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9"/>
        <table:table-column table:style-name="co4" table:default-cell-style-name="ce5"/>
        <table:table-column table:style-name="co4" table:default-cell-style-name="ce19"/>
        <table:table-column table:style-name="co4" table:number-columns-repeated="1009" table:default-cell-style-name="ce5"/>
        <table:table-column table:style-name="co4" table:number-columns-repeated="3" table:default-cell-style-name="ce11"/>
        <table:table-row table:style-name="ro1">
          <table:table-cell table:style-name="ce1" office:value-type="string" calcext:value-type="string">
            <text:p>Program signature</text:p>
          </table:table-cell>
          <table:table-cell table:style-name="ce12" office:value-type="float" office:value="8549" calcext:value-type="float">
            <text:p>8549</text:p>
          </table:table-cell>
          <table:table-cell table:style-name="ce15"/>
          <table:table-cell table:style-name="Default"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1" office:value-type="string" calcext:value-type="string">
            <text:p>Git repository tag</text:p>
          </table:table-cell>
          <table:table-cell table:style-name="ce12" office:value-type="string" calcext:value-type="string">
            <text:p>20130416_MMTN</text:p>
          </table:table-cell>
          <table:table-cell table:style-name="ce15"/>
          <table:table-cell table:style-name="Default" table:number-columns-repeated="2"/>
          <table:table-cell table:style-name="ce8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2" office:value-type="string" calcext:value-type="string">
            <text:p>Table name</text:p>
          </table:table-cell>
          <table:table-cell table:style-name="ce1" office:value-type="string" calcext:value-type="string">
            <text:p>Record interval</text:p>
          </table:table-cell>
          <table:table-cell table:style-name="ce16" office:value-type="string" calcext:value-type="string">
            <text:p>Notes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17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08"/>
          <table:table-cell table:style-name="ce14" table:number-columns-repeated="2"/>
          <table:table-cell/>
        </table:table-row>
        <table:table-row table:style-name="ro2">
          <table:table-cell table:style-name="ce3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30_6rad</text:p>
          </table:table-cell>
          <table:table-cell table:style-name="Default" office:value-type="string" calcext:value-type="string">
            <text:p>30 min</text:p>
          </table:table-cell>
          <table:table-cell table:style-name="ce18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5_6rad</text:p>
          </table:table-cell>
          <table:table-cell table:style-name="Default" office:value-type="string" calcext:value-type="string">
            <text:p>5 min</text:p>
          </table:table-cell>
          <table:table-cell table:style-name="ce18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30_hfp</text:p>
          </table:table-cell>
          <table:table-cell table:style-name="Default" office:value-type="string" calcext:value-type="string">
            <text:p>30 min</text:p>
          </table:table-cell>
          <table:table-cell table:style-name="ce18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ats5_hfp</text:p>
          </table:table-cell>
          <table:table-cell table:style-name="Default" office:value-type="string" calcext:value-type="string">
            <text:p>5 min</text:p>
          </table:table-cell>
          <table:table-cell table:style-name="ce18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tsdata_lgrn2oco</text:p>
          </table:table-cell>
          <table:table-cell table:style-name="Default" office:value-type="string" calcext:value-type="string">
            <text:p>100ms = 10hz</text:p>
          </table:table-cell>
          <table:table-cell table:style-name="ce18" office:value-type="string" calcext:value-type="string">
            <text:p>Optional, ENABLED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tsdata_picco2ch4</text:p>
          </table:table-cell>
          <table:table-cell table:style-name="Default" office:value-type="string" calcext:value-type="string">
            <text:p>100ms = 10hz</text:p>
          </table:table-cell>
          <table:table-cell table:style-name="ce18" office:value-type="string" calcext:value-type="string">
            <text:p>Optional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2" office:value-type="string" calcext:value-type="string">
            <text:p>StatCode</text:p>
          </table:table-cell>
          <table:table-cell table:style-name="ce1" office:value-type="string" calcext:value-type="string">
            <text:p>Description</text:p>
          </table:table-cell>
          <table:table-cell table:style-name="ce15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15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15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4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/>
          <table:table-cell table:style-name="Default" table:number-columns-repeated="2"/>
          <table:table-cell table:style-name="ce19"/>
          <table:table-cell table:number-columns-repeated="1011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08"/>
          <table:table-cell table:style-name="ce14" table:number-columns-repeated="2"/>
          <table:table-cell/>
        </table:table-row>
        <table:table-row table:style-name="ro2">
          <table:table-cell table:style-name="ce3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08"/>
          <table:table-cell table:style-name="ce14" table:number-columns-repeated="2"/>
          <table:table-cell/>
        </table:table-row>
        <table:table-row table:style-name="ro2">
          <table:table-cell table:style-name="ce3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ce15"/>
          <table:table-cell table:style-name="Default" table:number-columns-repeated="3"/>
          <table:table-cell table:number-columns-repeated="1011"/>
        </table:table-row>
        <table:table-row table:style-name="ro2" table:number-rows-repeated="3"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2"/>
          <table:table-cell table:style-name="ce15"/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 table:number-rows-repeated="2">
          <table:table-cell table:style-name="Default" table:number-columns-repeated="2"/>
          <table:table-cell table:style-name="ce15"/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6"/>
          <table:table-cell table:style-name="ce8"/>
          <table:table-cell table:number-columns-repeated="2"/>
          <table:table-cell table:style-name="ce5"/>
          <table:table-cell table:style-name="ce19"/>
          <table:table-cell table:number-columns-repeated="1008"/>
          <table:table-cell table:style-name="ce14" table:number-columns-repeated="2"/>
          <table:table-cell/>
        </table:table-row>
        <table:table-row table:style-name="ro1">
          <table:table-cell table:style-name="ce7"/>
          <table:table-cell table:style-name="ce8"/>
          <table:table-cell table:number-columns-repeated="2"/>
          <table:table-cell table:style-name="ce5"/>
          <table:table-cell table:style-name="ce19"/>
          <table:table-cell table:number-columns-repeated="1011"/>
        </table:table-row>
        <table:table-row table:style-name="ro1">
          <table:table-cell table:style-name="ce7"/>
          <table:table-cell table:style-name="ce13" table:number-columns-spanned="4" table:number-rows-spanned="1"/>
          <table:covered-table-cell table:number-columns-repeated="2"/>
          <table:covered-table-cell table:style-name="ce5"/>
          <table:table-cell table:style-name="ce19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0"/>
          <table:table-cell table:style-name="ce7"/>
          <table:table-cell table:style-name="ce20"/>
          <table:table-cell table:style-name="ce11"/>
          <table:table-cell table:number-columns-repeated="1011"/>
        </table:table-row>
        <table:table-row table:style-name="ro1" table:number-rows-repeated="2">
          <table:table-cell table:style-name="ce8" table:number-columns-repeated="2"/>
          <table:table-cell table:style-name="ce13"/>
          <table:table-cell table:style-name="ce8"/>
          <table:table-cell table:style-name="ce13"/>
          <table:table-cell table:style-name="ce11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21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23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4"/>
          <table:table-cell table:style-name="ce24"/>
          <table:table-cell table:style-name="ce11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4"/>
          <table:table-cell table:style-name="ce24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08"/>
          <table:table-cell table:style-name="ce14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6"/>
          <table:table-cell table:number-columns-repeated="1016"/>
        </table:table-row>
        <table:table-row table:style-name="ro1">
          <table:table-cell table:style-name="ce9"/>
          <table:table-cell table:number-columns-repeated="1016"/>
        </table:table-row>
        <table:table-row table:style-name="ro1">
          <table:table-cell table:style-name="ce10"/>
          <table:table-cell table:number-columns-repeated="1016"/>
        </table:table-row>
        <table:table-row table:style-name="ro1">
          <table:table-cell table:style-name="ce8"/>
          <table:table-cell table:style-name="ce14"/>
          <table:table-cell table:style-name="ce22"/>
          <table:table-cell table:style-name="ce11"/>
          <table:table-cell table:style-name="ce24"/>
          <table:table-cell table:number-columns-repeated="1012"/>
        </table:table-row>
        <table:table-row table:style-name="ro1">
          <table:table-cell table:style-name="ce8" table:number-columns-repeated="2"/>
          <table:table-cell table:style-name="ce13"/>
          <table:table-cell table:style-name="ce7"/>
          <table:table-cell table:style-name="ce20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3"/>
          <table:table-cell table:style-name="ce8"/>
          <table:table-cell table:style-name="ce13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11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11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11"/>
          <table:table-cell table:number-columns-repeated="1016"/>
        </table:table-row>
        <table:table-row table:style-name="ro1" table:number-rows-repeated="1048338">
          <table:table-cell table:number-columns-repeated="1017"/>
        </table:table-row>
        <table:table-row table:style-name="ro2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sdata" table:style-name="ta1">
        <table:table-column table:style-name="co5" table:default-cell-style-name="ce25"/>
        <table:table-column table:style-name="co6" table:default-cell-style-name="ce29"/>
        <table:table-column table:style-name="co7" table:default-cell-style-name="ce29"/>
        <table:table-column table:style-name="co8" table:default-cell-style-name="ce25"/>
        <table:table-column table:style-name="co9" table:default-cell-style-name="ce29"/>
        <table:table-column table:style-name="co10" table:default-cell-style-name="ce29"/>
        <table:table-column table:style-name="co4" table:number-columns-repeated="1018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Ux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horizontal axial wind component</text:p>
          </table:table-cell>
          <table:table-cell table:style-name="ce28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Uy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horizontal cross wind component</text:p>
          </table:table-cell>
          <table:table-cell table:style-name="ce28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Uz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vertical wind speed</text:p>
          </table:table-cell>
          <table:table-cell table:style-name="ce28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Ts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sonic temperature</text:p>
          </table:table-cell>
          <table:table-cell table:style-name="ce28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diag_sonic</text:p>
          </table:table-cell>
          <table:table-cell table:style-name="ce28" office:value-type="string" calcext:value-type="string">
            <text:p>bitmap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diagnostic code</text:p>
          </table:table-cell>
          <table:table-cell table:style-name="ce28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CO2</text:p>
          </table:table-cell>
          <table:table-cell table:style-name="ce28" office:value-type="string" calcext:value-type="string">
            <text:p>mg/m^3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mass conc. of carbon dioxid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H2O</text:p>
          </table:table-cell>
          <table:table-cell table:style-name="ce28" office:value-type="string" calcext:value-type="string">
            <text:p>g/m^3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mass conc. of water vap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diag_irga</text:p>
          </table:table-cell>
          <table:table-cell table:style-name="ce28" office:value-type="string" calcext:value-type="string">
            <text:p>bitmap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diagnostic code</text:p>
          </table:table-cell>
          <table:table-cell table:style-name="ce28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amb_tmpr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ambient temperatur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amb_press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barometric (ambient) pressur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CO2_signal</text:p>
          </table:table-cell>
          <table:table-cell table:style-name="ce28" office:value-type="string" calcext:value-type="string">
            <text:p>unity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CO2 signal quality</text:p>
          </table:table-cell>
          <table:table-cell table:style-name="ce28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H2O_signal</text:p>
          </table:table-cell>
          <table:table-cell table:style-name="ce28" office:value-type="string" calcext:value-type="string">
            <text:p>unity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H2O signal quality</text:p>
          </table:table-cell>
          <table:table-cell table:style-name="ce28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5" table:default-cell-style-name="ce25"/>
        <table:table-column table:style-name="co11" table:default-cell-style-name="ce29"/>
        <table:table-column table:style-name="co12" table:default-cell-style-name="ce29"/>
        <table:table-column table:style-name="co8" table:default-cell-style-name="ce25"/>
        <table:table-column table:style-name="co13" table:default-cell-style-name="ce29"/>
        <table:table-column table:style-name="co14" table:default-cell-style-name="ce29"/>
        <table:table-column table:style-name="co4" table:number-columns-repeated="1016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m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Obukhov length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u_star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friction veloc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tau</text:p>
          </table:table-cell>
          <table:table-cell table:style-name="ce28" office:value-type="string" calcext:value-type="string">
            <text:p>kg/(m s^2)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momentum flux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Fc_wpl</text:p>
          </table:table-cell>
          <table:table-cell table:style-name="ce28" office:value-type="string" calcext:value-type="string">
            <text:p>mg/(m^2 s)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CO2 flux</text:p>
          </table:table-cell>
          <table:table-cell table:style-name="ce28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LE_wpl</text:p>
          </table:table-cell>
          <table:table-cell table:style-name="ce28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latent heat flux</text:p>
          </table:table-cell>
          <table:table-cell table:style-name="ce28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Hc</text:p>
          </table:table-cell>
          <table:table-cell table:style-name="ce28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sensible heat flux</text:p>
          </table:table-cell>
          <table:table-cell table:style-name="ce28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Ts_Avg</text:p>
          </table:table-cell>
          <table:table-cell table:style-name="ce28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mean sonic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Ts_Std</text:p>
          </table:table-cell>
          <table:table-cell table:style-name="ce28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std. dev. of sonic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Tc_Avg</text:p>
          </table:table-cell>
          <table:table-cell table:style-name="ce28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mean 'corrected' sonic temp.</text:p>
          </table:table-cell>
          <table:table-cell table:style-name="ce36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Uz_Std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std. dev. of vertical wind speed</text:p>
          </table:table-cell>
          <table:table-cell table:style-name="ce28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wnd_spd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mean horizontal wind speed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rslt_wnd_spd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rslt_wnd_dir</text:p>
          </table:table-cell>
          <table:table-cell table:style-name="ce28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resultant mean wind direction</text:p>
          </table:table-cell>
          <table:table-cell table:style-name="ce28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std_wnd_dir</text:p>
          </table:table-cell>
          <table:table-cell table:style-name="ce28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std. dev. of wind speed</text:p>
          </table:table-cell>
          <table:table-cell table:style-name="ce28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sonic_uptime</text:p>
          </table:table-cell>
          <table:table-cell table:style-name="ce28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ratio of samples/possible</text:p>
          </table:table-cell>
          <table:table-cell table:style-name="ce28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CO2_ppm_Avg</text:p>
          </table:table-cell>
          <table:table-cell table:style-name="ce28" office:value-type="string" calcext:value-type="string">
            <text:p>ppm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CO2 mixing ratio</text:p>
          </table:table-cell>
          <table:table-cell table:style-name="ce28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CO2_mg_m3_Avg</text:p>
          </table:table-cell>
          <table:table-cell table:style-name="ce28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CO2 mass concentration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CO2_mg_m3_Std</text:p>
          </table:table-cell>
          <table:table-cell table:style-name="ce28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8" office:value-type="string" calcext:value-type="string">
            <text:p>std. dev. of CO2 mass conc.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CO2_signal_Avg</text:p>
          </table:table-cell>
          <table:table-cell table:style-name="ce28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CO2 signal qual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H2O_g_kg_Avg</text:p>
          </table:table-cell>
          <table:table-cell table:style-name="ce28" office:value-type="string" calcext:value-type="string">
            <text:p>g/kg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mixing ratio</text:p>
          </table:table-cell>
          <table:table-cell table:style-name="ce28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H2O_g_m3_Avg</text:p>
          </table:table-cell>
          <table:table-cell table:style-name="ce28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molar conc.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H2O_g_m3_Std</text:p>
          </table:table-cell>
          <table:table-cell table:style-name="ce28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8" office:value-type="string" calcext:value-type="string">
            <text:p>std. dev. of H2O molar conc.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H2O_signal_Avg</text:p>
          </table:table-cell>
          <table:table-cell table:style-name="ce28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signal qual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amb_tmpr_Avg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ambient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amb_press_Avg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barometric press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irga_uptime</text:p>
          </table:table-cell>
          <table:table-cell table:style-name="ce28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ratio of samples/possible</text:p>
          </table:table-cell>
          <table:table-cell table:style-name="ce28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T_hmp_Avg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ambient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RH_hmp_Avg</text:p>
          </table:table-cell>
          <table:table-cell table:style-name="ce28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8" office:value-type="string" calcext:value-type="string">
            <text:p>mean relative humidity</text:p>
          </table:table-cell>
          <table:table-cell table:style-name="ce28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e_hmp_Avg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vapor press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e_sat_hmp_Avg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saturation VP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Rn_Avg</text:p>
          </table:table-cell>
          <table:table-cell table:style-name="ce28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net radiation</text:p>
          </table:table-cell>
          <table:table-cell table:style-name="ce28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Rn_meas_Avg</text:p>
          </table:table-cell>
          <table:table-cell table:style-name="ce28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net radiation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PAR_totflx_Tot</text:p>
          </table:table-cell>
          <table:table-cell table:style-name="ce28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8" office:value-type="string" calcext:value-type="string">
            <text:p>total flux density</text:p>
          </table:table-cell>
          <table:table-cell table:style-name="ce28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PAR_flxdens_Avg</text:p>
          </table:table-cell>
          <table:table-cell table:style-name="ce28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average flux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Met1_wnd_spd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mean horizontal wind speed</text:p>
          </table:table-cell>
          <table:table-cell table:style-name="ce28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Met1_rslt_wnd_spd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Met1_rslt_wnd_dir</text:p>
          </table:table-cell>
          <table:table-cell table:style-name="ce28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std. dev. of wind speed</text:p>
          </table:table-cell>
          <table:table-cell table:style-name="ce28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Met1_std_wnd_dir</text:p>
          </table:table-cell>
          <table:table-cell table:style-name="ce28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resultant mean wind direction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Rain_mm_Tot</text:p>
          </table:table-cell>
          <table:table-cell table:style-name="ce28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8" office:value-type="string" calcext:value-type="string">
            <text:p>total precipitation</text:p>
          </table:table-cell>
          <table:table-cell table:style-name="ce28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panel_tmpr_Avg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logger pane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batt_volt_Avg</text:p>
          </table:table-cell>
          <table:table-cell table:style-name="ce28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supply voltage</text:p>
          </table:table-cell>
          <table:table-cell table:style-name="ce28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6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6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tats5" table:style-name="ta1">
        <table:table-column table:style-name="co5" table:default-cell-style-name="ce25"/>
        <table:table-column table:style-name="co11" table:default-cell-style-name="ce29"/>
        <table:table-column table:style-name="co12" table:default-cell-style-name="ce29"/>
        <table:table-column table:style-name="co8" table:default-cell-style-name="ce25"/>
        <table:table-column table:style-name="co13" table:default-cell-style-name="ce29"/>
        <table:table-column table:style-name="co14" table:default-cell-style-name="ce29"/>
        <table:table-column table:style-name="co4" table:number-columns-repeated="1016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m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Obukhov length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u_star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friction veloc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tau</text:p>
          </table:table-cell>
          <table:table-cell table:style-name="ce28" office:value-type="string" calcext:value-type="string">
            <text:p>kg/(m s^2)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momentum flux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Fc_wpl</text:p>
          </table:table-cell>
          <table:table-cell table:style-name="ce28" office:value-type="string" calcext:value-type="string">
            <text:p>mg/(m^2 s)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CO2 flux</text:p>
          </table:table-cell>
          <table:table-cell table:style-name="ce28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LE_wpl</text:p>
          </table:table-cell>
          <table:table-cell table:style-name="ce28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latent heat flux</text:p>
          </table:table-cell>
          <table:table-cell table:style-name="ce28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Hc</text:p>
          </table:table-cell>
          <table:table-cell table:style-name="ce28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sensible heat flux</text:p>
          </table:table-cell>
          <table:table-cell table:style-name="ce28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Ts_Avg</text:p>
          </table:table-cell>
          <table:table-cell table:style-name="ce28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mean sonic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Ts_Std</text:p>
          </table:table-cell>
          <table:table-cell table:style-name="ce28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std. dev. of sonic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Tc_Avg</text:p>
          </table:table-cell>
          <table:table-cell table:style-name="ce28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mean 'corrected' sonic temp.</text:p>
          </table:table-cell>
          <table:table-cell table:style-name="ce36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Uz_Std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std. dev. of vertical wind speed</text:p>
          </table:table-cell>
          <table:table-cell table:style-name="ce28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wnd_spd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mean horizontal wind speed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rslt_wnd_spd</text:p>
          </table:table-cell>
          <table:table-cell table:style-name="ce28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rslt_wnd_dir</text:p>
          </table:table-cell>
          <table:table-cell table:style-name="ce28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resultant mean wind direction</text:p>
          </table:table-cell>
          <table:table-cell table:style-name="ce28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std_wnd_dir</text:p>
          </table:table-cell>
          <table:table-cell table:style-name="ce28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8" office:value-type="string" calcext:value-type="string">
            <text:p>std. dev. of wind speed</text:p>
          </table:table-cell>
          <table:table-cell table:style-name="ce28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sonic_uptime</text:p>
          </table:table-cell>
          <table:table-cell table:style-name="ce28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ratio of samples/possible</text:p>
          </table:table-cell>
          <table:table-cell table:style-name="ce28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CO2_ppm_Avg</text:p>
          </table:table-cell>
          <table:table-cell table:style-name="ce28" office:value-type="string" calcext:value-type="string">
            <text:p>ppm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CO2 mixing ratio</text:p>
          </table:table-cell>
          <table:table-cell table:style-name="ce28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CO2_mg_m3_Avg</text:p>
          </table:table-cell>
          <table:table-cell table:style-name="ce28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CO2 mass concentration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CO2_mg_m3_Std</text:p>
          </table:table-cell>
          <table:table-cell table:style-name="ce28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8" office:value-type="string" calcext:value-type="string">
            <text:p>std. dev. of CO2 mass conc.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CO2_signal_Avg</text:p>
          </table:table-cell>
          <table:table-cell table:style-name="ce28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CO2 signal qual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H2O_g_kg_Avg</text:p>
          </table:table-cell>
          <table:table-cell table:style-name="ce28" office:value-type="string" calcext:value-type="string">
            <text:p>g/kg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mixing ratio</text:p>
          </table:table-cell>
          <table:table-cell table:style-name="ce28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H2O_g_m3_Avg</text:p>
          </table:table-cell>
          <table:table-cell table:style-name="ce28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molar conc.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H2O_g_m3_Std</text:p>
          </table:table-cell>
          <table:table-cell table:style-name="ce28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8" office:value-type="string" calcext:value-type="string">
            <text:p>std. dev. of H2O molar conc.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H2O_signal_Avg</text:p>
          </table:table-cell>
          <table:table-cell table:style-name="ce28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signal qual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amb_tmpr_Avg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ambient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amb_press_Avg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barometric press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irga_uptime</text:p>
          </table:table-cell>
          <table:table-cell table:style-name="ce28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8" office:value-type="string" calcext:value-type="string">
            <text:p>ratio of samples/possible</text:p>
          </table:table-cell>
          <table:table-cell table:style-name="ce28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T_hmp_Avg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ambient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RH_hmp_Avg</text:p>
          </table:table-cell>
          <table:table-cell table:style-name="ce28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8" office:value-type="string" calcext:value-type="string">
            <text:p>mean relative humidity</text:p>
          </table:table-cell>
          <table:table-cell table:style-name="ce28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e_hmp_Avg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vapor press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e_sat_hmp_Avg</text:p>
          </table:table-cell>
          <table:table-cell table:style-name="ce28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H2O saturation VP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Rn_Avg</text:p>
          </table:table-cell>
          <table:table-cell table:style-name="ce28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net radiation</text:p>
          </table:table-cell>
          <table:table-cell table:style-name="ce28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Rn_meas_Avg</text:p>
          </table:table-cell>
          <table:table-cell table:style-name="ce28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net radiation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PAR_totflx_Tot</text:p>
          </table:table-cell>
          <table:table-cell table:style-name="ce28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8" office:value-type="string" calcext:value-type="string">
            <text:p>total flux density</text:p>
          </table:table-cell>
          <table:table-cell table:style-name="ce28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PAR_flxdens_Avg</text:p>
          </table:table-cell>
          <table:table-cell table:style-name="ce28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average flux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Met1_wnd_spd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mean horizontal wind speed</text:p>
          </table:table-cell>
          <table:table-cell table:style-name="ce28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Met1_rslt_wnd_spd</text:p>
          </table:table-cell>
          <table:table-cell table:style-name="ce28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Met1_rslt_wnd_dir</text:p>
          </table:table-cell>
          <table:table-cell table:style-name="ce28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std. dev. of wind speed</text:p>
          </table:table-cell>
          <table:table-cell table:style-name="ce28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Met1_std_wnd_dir</text:p>
          </table:table-cell>
          <table:table-cell table:style-name="ce28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8" office:value-type="string" calcext:value-type="string">
            <text:p>resultant mean wind direction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Rain_mm_Tot</text:p>
          </table:table-cell>
          <table:table-cell table:style-name="ce28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8" office:value-type="string" calcext:value-type="string">
            <text:p>total precipitation</text:p>
          </table:table-cell>
          <table:table-cell table:style-name="ce28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dielectric permittivity</text:p>
          </table:table-cell>
          <table:table-cell table:style-name="ce28"/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soi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8" office:value-type="string" calcext:value-type="string">
            <text:p>mean volumetric water content</text:p>
          </table:table-cell>
          <table:table-cell table:style-name="ce28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panel_tmpr_Avg</text:p>
          </table:table-cell>
          <table:table-cell table:style-name="ce28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logger panel temperature</text:p>
          </table:table-cell>
          <table:table-cell table:style-name="ce28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batt_volt_Avg</text:p>
          </table:table-cell>
          <table:table-cell table:style-name="ce28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supply voltage</text:p>
          </table:table-cell>
          <table:table-cell table:style-name="ce28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6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6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ite_daily" table:style-name="ta1">
        <table:table-column table:style-name="co5" table:default-cell-style-name="ce25"/>
        <table:table-column table:style-name="co15" table:default-cell-style-name="ce29"/>
        <table:table-column table:style-name="co16" table:default-cell-style-name="ce29"/>
        <table:table-column table:style-name="co8" table:default-cell-style-name="ce25"/>
        <table:table-column table:style-name="co9" table:default-cell-style-name="ce29"/>
        <table:table-column table:style-name="co17" table:default-cell-style-name="ce29"/>
        <table:table-column table:style-name="co4" table:number-columns-repeated="1018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latitude_Med</text:p>
          </table:table-cell>
          <table:table-cell table:style-name="ce27" office:value-type="string" calcext:value-type="string">
            <text:p>decDegreesN</text:p>
          </table:table-cell>
          <table:table-cell table:style-name="ce31" office:value-type="string" calcext:value-type="string">
            <text:p>Med</text:p>
          </table:table-cell>
          <table:table-cell table:style-name="ce27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longitude_Med</text:p>
          </table:table-cell>
          <table:table-cell table:style-name="ce28" office:value-type="string" calcext:value-type="string">
            <text:p>decDegreesE</text:p>
          </table:table-cell>
          <table:table-cell table:style-name="ce32" office:value-type="string" calcext:value-type="string">
            <text:p>Med</text:p>
          </table:table-cell>
          <table:table-cell table:style-name="ce28" office:value-type="string" calcext:value-type="string">
            <text:p>median longitud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magnetic_variation_Med</text:p>
          </table:table-cell>
          <table:table-cell table:style-name="ce28" office:value-type="string" calcext:value-type="string">
            <text:p>degreesEofN</text:p>
          </table:table-cell>
          <table:table-cell table:style-name="ce32" office:value-type="string" calcext:value-type="string">
            <text:p>Med</text:p>
          </table:table-cell>
          <table:table-cell table:style-name="ce28" office:value-type="string" calcext:value-type="string">
            <text:p>median magnetic variation</text:p>
          </table:table-cell>
          <table:table-cell table:style-name="ce28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nmbr_satellites_Avg</text:p>
          </table:table-cell>
          <table:table-cell table:style-name="ce28" office:value-type="string" calcext:value-type="string">
            <text:p>unitless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number of satellites used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altitude_Med</text:p>
          </table:table-cell>
          <table:table-cell table:style-name="ce28" office:value-type="string" calcext:value-type="string">
            <text:p>m</text:p>
          </table:table-cell>
          <table:table-cell table:style-name="ce32" office:value-type="string" calcext:value-type="string">
            <text:p>Med</text:p>
          </table:table-cell>
          <table:table-cell table:style-name="ce28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altitude_Avg</text:p>
          </table:table-cell>
          <table:table-cell table:style-name="ce28" office:value-type="string" calcext:value-type="string">
            <text:p>m</text:p>
          </table:table-cell>
          <table:table-cell table:style-name="ce32" office:value-type="string" calcext:value-type="string">
            <text:p>Avg</text:p>
          </table:table-cell>
          <table:table-cell table:style-name="ce28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gps_ready_Min</text:p>
          </table:table-cell>
          <table:table-cell table:style-name="ce28" office:value-type="string" calcext:value-type="string">
            <text:p>unitless</text:p>
          </table:table-cell>
          <table:table-cell table:style-name="ce32" office:value-type="string" calcext:value-type="string">
            <text:p>Min</text:p>
          </table:table-cell>
          <table:table-cell table:style-name="ce28" office:value-type="string" calcext:value-type="string">
            <text:p>daily minimum GPS ready signal</text:p>
          </table:table-cell>
          <table:table-cell table:style-name="ce28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max_clock_change</text:p>
          </table:table-cell>
          <table:table-cell table:style-name="ce28" office:value-type="string" calcext:value-type="string">
            <text:p>ms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largest clock adjustment done</text:p>
          </table:table-cell>
          <table:table-cell table:style-name="ce28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nmbr_clock_change</text:p>
          </table:table-cell>
          <table:table-cell table:style-name="ce28" office:value-type="string" calcext:value-type="string">
            <text:p>samples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# of clock adjustments done</text:p>
          </table:table-cell>
          <table:table-cell table:style-name="ce28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info" table:style-name="ta1">
        <table:table-column table:style-name="co5" table:default-cell-style-name="ce25"/>
        <table:table-column table:style-name="co18" table:default-cell-style-name="ce29"/>
        <table:table-column table:style-name="co19" table:default-cell-style-name="ce29"/>
        <table:table-column table:style-name="co8" table:default-cell-style-name="ce25"/>
        <table:table-column table:style-name="co20" table:default-cell-style-name="ce29"/>
        <table:table-column table:style-name="co21" table:default-cell-style-name="ce29"/>
        <table:table-column table:style-name="co4" table:number-columns-repeated="1018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TC_offset</text:p>
          </table:table-cell>
          <table:table-cell table:style-name="Default" office:value-type="string" calcext:value-type="string">
            <text:p>hours</text:p>
          </table:table-cell>
          <table:table-cell table:style-name="ce31" office:value-type="string" calcext:value-type="string">
            <text:p>Smp</text:p>
          </table:table-cell>
          <table:table-cell table:style-name="ce27" office:value-type="string" calcext:value-type="string">
            <text:p>time offset from UTC</text:p>
          </table:table-cell>
          <table:table-cell table:style-name="ce27" office:value-type="string" calcext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EofTN</text:p>
          </table:table-cell>
          <table:table-cell table:style-name="ce31" office:value-type="string" calcext:value-type="string">
            <text:p>Smp</text:p>
          </table:table-cell>
          <table:table-cell table:style-name="ce27" office:value-type="string" calcext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RLite2_sens</text:p>
          </table:table-cell>
          <table:table-cell table:style-name="Default" office:value-type="string" calcext:value-type="string">
            <text:p>uV/W/m^2</text:p>
          </table:table-cell>
          <table:table-cell table:style-name="ce31" office:value-type="string" calcext:value-type="string">
            <text:p>Smp</text:p>
          </table:table-cell>
          <table:table-cell table:style-name="ce28" office:value-type="string" calcext:value-type="string">
            <text:p>sensitivity fact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I190SB_sens</text:p>
          </table:table-cell>
          <table:table-cell table:style-name="Default" office:value-type="string" calcext:value-type="string">
            <text:p>uA/mmol/s/m^2</text:p>
          </table:table-cell>
          <table:table-cell table:style-name="ce31" office:value-type="string" calcext:value-type="string">
            <text:p>Smp</text:p>
          </table:table-cell>
          <table:table-cell table:style-name="ce28" office:value-type="string" calcext:value-type="string">
            <text:p>sensitivity fact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HFP_1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8" office:value-type="string" calcext:value-type="string">
            <text:p>sensitivity fact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FP_2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8" office:value-type="string" calcext:value-type="string">
            <text:p>sensitivity factor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mpileResult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8" office:value-type="string" calcext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ardStatu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8" office:value-type="string" calcext:value-type="string">
            <text:p>Memory card status at compilation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Dec_6rad_installed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True/False: 6-band radiometers instal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LGR_n2o_co_installed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T/F: Los Gatos N2O/CO analyzer deploy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ic_co2_ch4_installed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T/F: Picarro CO2/CH4 analyzer deploy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hfp_installed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T/F: 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15"/>
          <table:covered-table-cell table:style-name="ce39"/>
          <table:covered-table-cell table:style-name="ce15"/>
          <table:table-cell table:number-columns-repeated="1018"/>
        </table:table-row>
        <table:table-row table:style-name="ro3">
          <table:table-cell/>
          <table:table-cell table:style-name="ce38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15"/>
          <table:covered-table-cell table:style-name="ce39"/>
          <table:covered-table-cell table:style-name="ce15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_6rad" table:style-name="ta1">
        <table:table-column table:style-name="co5" table:default-cell-style-name="ce3"/>
        <table:table-column table:style-name="co22" table:default-cell-style-name="Default"/>
        <table:table-column table:style-name="co23" table:default-cell-style-name="Default"/>
        <table:table-column table:style-name="co8" table:default-cell-style-name="ce3"/>
        <table:table-column table:style-name="co24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style-name="ce29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style-name="ce29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6rad_up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6rad_up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6rad_up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6rad_up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6rad_up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6rad_up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6rad_dn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6rad_dn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ec_6rad_dn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ec_6rad_dn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ec_6rad_dn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_6rad_dn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6rad" table:style-name="ta1">
        <table:table-column table:style-name="co5" table:default-cell-style-name="ce3"/>
        <table:table-column table:style-name="co22" table:default-cell-style-name="Default"/>
        <table:table-column table:style-name="co23" table:default-cell-style-name="Default"/>
        <table:table-column table:style-name="co8" table:default-cell-style-name="ce3"/>
        <table:table-column table:style-name="co24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style-name="ce29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style-name="ce29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6rad_up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6rad_up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6rad_up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6rad_up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6rad_up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6rad_up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6rad_dn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6rad_dn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ec_6rad_dn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ec_6rad_dn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ec_6rad_dn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_6rad_dn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30_hfp" table:style-name="ta1">
        <table:table-column table:style-name="co5" table:default-cell-style-name="ce3"/>
        <table:table-column table:style-name="co22" table:default-cell-style-name="Default"/>
        <table:table-column table:style-name="co25" table:default-cell-style-name="Default"/>
        <table:table-column table:style-name="co8" table:default-cell-style-name="ce3"/>
        <table:table-column table:style-name="co24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style-name="ce29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il_hfp1_heat_flux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oil_hfp1_sensitivity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 plate sensitivity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il_hfp2_heat_flux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oil_hfp2_sensitivity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 plate sensitivity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fp1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recorded sample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fp2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recorded samples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hfp" table:style-name="ta1">
        <table:table-column table:style-name="co5" table:default-cell-style-name="ce3"/>
        <table:table-column table:style-name="co22" table:default-cell-style-name="Default"/>
        <table:table-column table:style-name="co25" table:default-cell-style-name="Default"/>
        <table:table-column table:style-name="co8" table:default-cell-style-name="ce3"/>
        <table:table-column table:style-name="co24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style-name="ce29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" (with quotes)</text:p>
          </table:table-cell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/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il_hfp1_heat_flux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oil_hfp1_sensitivity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 plate sensitivity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il_hfp2_heat_flux_Avg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oil_hfp2_sensitivity</text:p>
          </table:table-cell>
          <table:table-cell office:value-type="string" calcext:value-type="string">
            <text:p>W/m^2/mV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ean heat flux plate sensitivity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fp1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recorded sample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fp2_sample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al recorded samples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tsdata_lgrn2oco" table:style-name="ta1">
        <table:table-column table:style-name="co5" table:default-cell-style-name="ce25"/>
        <table:table-column table:style-name="co6" table:default-cell-style-name="ce29"/>
        <table:table-column table:style-name="co7" table:default-cell-style-name="ce29"/>
        <table:table-column table:style-name="co8" table:default-cell-style-name="ce25"/>
        <table:table-column table:style-name="co9" table:default-cell-style-name="ce29"/>
        <table:table-column table:style-name="co10" table:default-cell-style-name="ce29"/>
        <table:table-column table:style-name="co4" table:number-columns-repeated="1018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lgr_n2o</text:p>
          </table:table-cell>
          <table:table-cell table:style-name="ce28" office:value-type="string" calcext:value-type="string">
            <text:p>ppm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N2O mixing ratio</text:p>
          </table:table-cell>
          <table:table-cell table:style-name="ce28" office:value-type="string" calcext:value-type="string">
            <text:p>w.r.t dry air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lgr_co</text:p>
          </table:table-cell>
          <table:table-cell table:style-name="ce28" office:value-type="string" calcext:value-type="string">
            <text:p>ppm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CO mixing ratio</text:p>
          </table:table-cell>
          <table:table-cell table:style-name="ce28" office:value-type="string" calcext:value-type="string">
            <text:p>w.r.t dry air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data_picco2ch4" table:style-name="ta1">
        <table:table-column table:style-name="co5" table:default-cell-style-name="ce25"/>
        <table:table-column table:style-name="co6" table:default-cell-style-name="ce29"/>
        <table:table-column table:style-name="co7" table:default-cell-style-name="ce29"/>
        <table:table-column table:style-name="co8" table:default-cell-style-name="ce25"/>
        <table:table-column table:style-name="co9" table:default-cell-style-name="ce29"/>
        <table:table-column table:style-name="co10" table:default-cell-style-name="ce29"/>
        <table:table-column table:style-name="co4" table:number-columns-repeated="1018" table:default-cell-style-name="ce29"/>
        <table:table-row table:style-name="ro3">
          <table:table-cell/>
          <table:table-cell table:style-name="ce26" office:value-type="string" calcext:value-type="string">
            <text:p>Column label</text:p>
          </table:table-cell>
          <table:table-cell table:style-name="ce26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TIMESTAMP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end of period timestamp</text:p>
          </table:table-cell>
          <table:table-cell table:style-name="ce27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RECORD</text:p>
          </table:table-cell>
          <table:table-cell table:style-name="ce27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7" office:value-type="string" calcext:value-type="string">
            <text:p>sequential record number</text:p>
          </table:table-cell>
          <table:table-cell table:style-name="ce27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pic_co2</text:p>
          </table:table-cell>
          <table:table-cell table:style-name="ce28" office:value-type="string" calcext:value-type="string">
            <text:p>ppm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CO2 mixing ratio</text:p>
          </table:table-cell>
          <table:table-cell table:style-name="ce28" office:value-type="string" calcext:value-type="string">
            <text:p>probably w.r.t. dry air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pic_ch4</text:p>
          </table:table-cell>
          <table:table-cell table:style-name="ce28" office:value-type="string" calcext:value-type="string">
            <text:p>ppm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CH4 mixing ratio</text:p>
          </table:table-cell>
          <table:table-cell table:style-name="ce28" office:value-type="string" calcext:value-type="string">
            <text:p>probably w.r.t. dry air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pic_h2o</text:p>
          </table:table-cell>
          <table:table-cell table:style-name="ce28" office:value-type="string" calcext:value-type="string">
            <text:p>%</text:p>
          </table:table-cell>
          <table:table-cell table:style-name="ce32" office:value-type="string" calcext:value-type="string">
            <text:p>Smp</text:p>
          </table:table-cell>
          <table:table-cell table:style-name="ce28" office:value-type="string" calcext:value-type="string">
            <text:p>H2O concentration</text:p>
          </table:table-cell>
          <table:table-cell table:style-name="ce28"/>
          <table:table-cell table:style-name="Default" table:number-columns-repeated="5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16:19:35.8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24T16:25:40.268000000</dc:date>
    <meta:editing-duration>PT10H37M18S</meta:editing-duration>
    <meta:editing-cycles>38</meta:editing-cycles>
    <meta:generator>LibreOffice/4.3.2.2$Windows_x86 LibreOffice_project/edfb5295ba211bd31ad47d0bad0118690f76407d</meta:generator>
    <dc:creator>Patrick O'Keeffe</dc:creator>
    <meta:document-statistic meta:table-count="12" meta:cell-count="1223" meta:object-count="0"/>
  </office:meta>
</office:document-meta>
</file>